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8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KHARLA RIO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INTEGRACION LUZ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9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NECIOSUP GARCIA, YEINSON GEORG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ENDOZA ROQUE, NICOMEDE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6</text:p>
          </table:table-cell>
        </table:table-row>
        <table:table-row>
          <table:table-cell table:style-name="Tabla1.A2" office:value-type="float" office:value="0">
            <text:p text:style-name="P7">GALLINAS ROJAS</text:p>
          </table:table-cell>
          <table:table-cell table:style-name="Tabla1.B2" office:value-type="string">
            <text:p text:style-name="P9">Cant.Cajas: <text:span text:style-name="T11">1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9354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8T20:36:3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